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9.6cm" style:rel-width="100%" table:align="left" style:may-break-between-rows="false"/>
    </style:style>
    <style:style style:name="Tableau2.A" style:family="table-column">
      <style:table-column-properties style:column-width="9.895cm" style:rel-column-width="5381*"/>
    </style:style>
    <style:style style:name="Tableau2.B" style:family="table-column">
      <style:table-column-properties style:column-width="0.857cm" style:rel-column-width="466*"/>
    </style:style>
    <style:style style:name="Tableau2.C" style:family="table-column">
      <style:table-column-properties style:column-width="8.848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701cm" style:rel-width="100%" table:align="left" style:may-break-between-rows="false"/>
    </style:style>
    <style:style style:name="Tableau1.A" style:family="table-column">
      <style:table-column-properties style:column-width="9.701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592cm" style:rel-column-width="5216*"/>
    </style:style>
    <style:style style:name="Tableau3.B" style:family="table-column">
      <style:table-column-properties style:column-width="1.161cm" style:rel-column-width="631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592cm" style:rel-width="100%" table:align="left" style:may-break-between-rows="false"/>
    </style:style>
    <style:style style:name="Tableau4.A" style:family="table-column">
      <style:table-column-properties style:column-width="4.433cm" style:rel-column-width="2410*"/>
    </style:style>
    <style:style style:name="Tableau4.B" style:family="table-column">
      <style:table-column-properties style:column-width="5.15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10" style:family="table">
      <style:table-properties style:width="8.848cm" style:rel-width="100%" table:align="left" style:may-break-between-rows="false"/>
    </style:style>
    <style:style style:name="Tableau10.A" style:family="table-column">
      <style:table-column-properties style:column-width="8.848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5.A" style:family="table-column">
      <style:table-column-properties style:column-width="2.593cm" style:rel-column-width="1470*"/>
    </style:style>
    <style:style style:name="Tableau5.B" style:family="table-column">
      <style:table-column-properties style:column-width="8.996cm" style:rel-column-width="5100*"/>
    </style:style>
    <style:style style:name="Tableau5.C" style:family="table-column">
      <style:table-column-properties style:column-width="1.111cm" style:rel-column-width="630*"/>
    </style:style>
    <style:style style:name="Tableau5.D" style:family="table-column">
      <style:table-column-properties style:column-width="0.9cm" style:rel-column-width="510*"/>
    </style:style>
    <style:style style:name="Tableau5.E" style:family="table-column">
      <style:table-column-properties style:column-width="1.693cm" style:rel-column-width="960*"/>
    </style:style>
    <style:style style:name="Tableau5.F" style:family="table-column">
      <style:table-column-properties style:column-width="1.296cm" style:rel-column-width="735*"/>
    </style:style>
    <style:style style:name="Tableau5.G" style:family="table-column">
      <style:table-column-properties style:column-width="0.82cm" style:rel-column-width="465*"/>
    </style:style>
    <style:style style:name="Tableau5.H" style:family="table-column">
      <style:table-column-properties style:column-width="2.191cm" style:rel-column-width="1242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H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13" style:family="table-row">
      <style:table-row-properties fo:background-color="transparent" fo:keep-together="always">
        <style:background-image/>
      </style:table-row-properties>
    </style:style>
    <style:style style:name="Tableau5.A13" style:family="table-cell">
      <style:table-cell-properties style:vertical-align="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5.H1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none" fo:border-top="none" fo:border-bottom="0.05pt solid #000000"/>
    </style:style>
    <style:style style:name="Tableau5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6cm" style:rel-width="100%" fo:margin-left="0cm" table:align="left" style:may-break-between-rows="false"/>
    </style:style>
    <style:style style:name="Tableau6.A" style:family="table-column">
      <style:table-column-properties style:column-width="9.573cm" style:rel-column-width="5427*"/>
    </style:style>
    <style:style style:name="Tableau6.B" style:family="table-column">
      <style:table-column-properties style:column-width="3.233cm" style:rel-column-width="1833*"/>
    </style:style>
    <style:style style:name="Tableau6.C" style:family="table-column">
      <style:table-column-properties style:column-width="6.795cm" style:rel-column-width="3852*"/>
    </style:style>
    <style:style style:name="Tableau7" style:family="table">
      <style:table-properties style:width="6.795cm" style:rel-width="100%" table:align="right" style:may-break-between-rows="false"/>
    </style:style>
    <style:style style:name="Tableau7.A" style:family="table-column">
      <style:table-column-properties style:column-width="4.313cm" style:rel-column-width="2445*"/>
    </style:style>
    <style:style style:name="Tableau7.B" style:family="table-column">
      <style:table-column-properties style:column-width="2.482cm" style:rel-column-width="1407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9.6cm" style:rel-width="100%" table:align="left" style:may-break-between-rows="false"/>
    </style:style>
    <style:style style:name="Tableau11.A" style:family="table-column">
      <style:table-column-properties style:column-width="2.508cm" style:rel-column-width="1364*"/>
    </style:style>
    <style:style style:name="Tableau11.B" style:family="table-column">
      <style:table-column-properties style:column-width="17.092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2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7" style:family="paragraph" style:parent-style-name="Heading_20_1">
      <style:text-properties officeooo:paragraph-rsid="0107bab9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10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12" style:family="paragraph" style:parent-style-name="Heading_20_1">
      <style:text-properties officeooo:paragraph-rsid="01067df3"/>
    </style:style>
    <style:style style:name="P13" style:family="paragraph" style:parent-style-name="Small_20_new_20_line">
      <style:text-properties officeooo:rsid="01458e3b" officeooo:paragraph-rsid="01458e3b"/>
    </style:style>
    <style:style style:name="P14" style:family="paragraph" style:parent-style-name="Table_20_Contents">
      <style:text-properties officeooo:paragraph-rsid="0061b755"/>
    </style:style>
    <style:style style:name="P15" style:family="paragraph" style:parent-style-name="Table_20_Heading">
      <style:paragraph-properties fo:text-align="center" style:justify-single-word="false"/>
      <style:text-properties officeooo:paragraph-rsid="00e64da8"/>
    </style:style>
    <style:style style:name="P16" style:family="paragraph" style:parent-style-name="Table_20_Contents">
      <style:text-properties officeooo:paragraph-rsid="015a21d9"/>
    </style:style>
    <style:style style:name="P17" style:family="paragraph" style:parent-style-name="Table_20_Heading">
      <style:text-properties officeooo:paragraph-rsid="00e39ed2"/>
    </style:style>
    <style:style style:name="P18" style:family="paragraph" style:parent-style-name="Table_20_Heading">
      <style:text-properties officeooo:paragraph-rsid="0194284b"/>
    </style:style>
    <style:style style:name="P19" style:family="paragraph" style:parent-style-name="Table_20_Heading">
      <style:text-properties officeooo:paragraph-rsid="00f2f962"/>
    </style:style>
    <style:style style:name="P20" style:family="paragraph" style:parent-style-name="Table_20_Heading">
      <style:text-properties officeooo:paragraph-rsid="006ea253"/>
    </style:style>
    <style:style style:name="P21" style:family="paragraph" style:parent-style-name="Table_20_Heading">
      <style:text-properties officeooo:paragraph-rsid="00e4a803"/>
    </style:style>
    <style:style style:name="P22" style:family="paragraph" style:parent-style-name="Table_20_Contents">
      <style:text-properties officeooo:paragraph-rsid="01025fb3"/>
    </style:style>
    <style:style style:name="P2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24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25" style:family="paragraph" style:parent-style-name="Table_20_Header_20_center">
      <style:text-properties officeooo:paragraph-rsid="015a21d9"/>
    </style:style>
    <style:style style:name="P26" style:family="paragraph" style:parent-style-name="Table_20_Main_20_Header">
      <style:text-properties officeooo:paragraph-rsid="015da00c"/>
    </style:style>
    <style:style style:name="P27" style:family="paragraph" style:parent-style-name="Table_20_Main_20_Header">
      <style:text-properties fo:font-size="8pt" officeooo:paragraph-rsid="015da00c" style:font-size-asian="8pt" style:font-size-complex="8pt"/>
    </style:style>
    <style:style style:name="P28" style:family="paragraph" style:parent-style-name="Table_20_Main_20_Content_20_Left">
      <style:text-properties officeooo:paragraph-rsid="0097c217"/>
    </style:style>
    <style:style style:name="P29" style:family="paragraph" style:parent-style-name="Table_20_Main_20_Content_20_Left">
      <style:text-properties officeooo:paragraph-rsid="0168dc29"/>
    </style:style>
    <style:style style:name="P30" style:family="paragraph" style:parent-style-name="Table_20_Main_20_Content_20_Right">
      <style:text-properties officeooo:paragraph-rsid="00215f6e"/>
    </style:style>
    <style:style style:name="P31" style:family="paragraph" style:parent-style-name="Table_20_Main_20_Content_20_Left">
      <style:text-properties officeooo:paragraph-rsid="015e4c78"/>
    </style:style>
    <style:style style:name="P32" style:family="paragraph" style:parent-style-name="Table_20_Main_20_Content_20_Right">
      <style:paragraph-properties fo:text-align="start" style:justify-single-word="false"/>
      <style:text-properties fo:font-size="7pt" officeooo:paragraph-rsid="00215f6e" style:font-size-asian="7pt" style:font-size-complex="7pt"/>
    </style:style>
    <style:style style:name="P33" style:family="paragraph" style:parent-style-name="Table_20_Main_20_Content_20_Right">
      <style:text-properties officeooo:paragraph-rsid="015f3a60"/>
    </style:style>
    <style:style style:name="P34" style:family="paragraph" style:parent-style-name="Table_20_Main_20_Content_20_Right">
      <style:paragraph-properties fo:text-align="center" style:justify-single-word="false"/>
      <style:text-properties fo:font-size="7pt" officeooo:paragraph-rsid="015f3a60" style:font-size-asian="7pt" style:font-size-complex="7pt"/>
    </style:style>
    <style:style style:name="P35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36" style:family="paragraph" style:parent-style-name="Table_20_Main_20_Category_20_Title">
      <style:text-properties officeooo:paragraph-rsid="0168dc29"/>
    </style:style>
    <style:style style:name="P37" style:family="paragraph" style:parent-style-name="Table_20_Contents">
      <style:paragraph-properties fo:text-align="start" style:justify-single-word="false"/>
      <style:text-properties fo:font-size="12pt" fo:font-weight="bold" officeooo:paragraph-rsid="0168dc29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39" style:family="paragraph" style:parent-style-name="Table_20_Main_20_Content_20_Right">
      <style:text-properties officeooo:paragraph-rsid="011930c8"/>
    </style:style>
    <style:style style:name="P40" style:family="paragraph" style:parent-style-name="Table_20_Main_20_Category_20_Title">
      <style:paragraph-properties fo:text-align="start" style:justify-single-word="false"/>
      <style:text-properties officeooo:paragraph-rsid="0168dc29"/>
    </style:style>
    <style:style style:name="P41" style:family="paragraph" style:parent-style-name="Table_20_Contents">
      <style:paragraph-properties fo:text-align="start" style:justify-single-word="false"/>
      <style:text-properties fo:font-size="9pt" fo:font-style="italic" officeooo:paragraph-rsid="0168dc29" style:font-size-asian="9pt" style:font-style-asian="italic" style:font-size-complex="9pt" style:font-style-complex="italic"/>
    </style:style>
    <style:style style:name="P42" style:family="paragraph" style:parent-style-name="Table_20_Contents">
      <style:paragraph-properties fo:text-align="start" style:justify-single-word="false"/>
      <style:text-properties officeooo:paragraph-rsid="0168dc29"/>
    </style:style>
    <style:style style:name="P43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44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45" style:family="paragraph" style:parent-style-name="Table_20_Main_20_Content_20_Righ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46" style:family="paragraph" style:parent-style-name="Table_20_Totals_20_Header">
      <style:text-properties officeooo:paragraph-rsid="00eaae7a"/>
    </style:style>
    <style:style style:name="P47" style:family="paragraph" style:parent-style-name="Table_20_Totals_20_Header">
      <style:text-properties officeooo:paragraph-rsid="01782504"/>
    </style:style>
    <style:style style:name="P48" style:family="paragraph" style:parent-style-name="Table_20_Totals_20_Content_20_Highlight">
      <style:text-properties officeooo:paragraph-rsid="016dc474"/>
    </style:style>
    <style:style style:name="P49" style:family="paragraph" style:parent-style-name="Table_20_Main_20_Content_20_Left">
      <style:paragraph-properties fo:text-align="end" style:justify-single-word="false"/>
    </style:style>
    <style:style style:name="P50" style:family="paragraph" style:parent-style-name="Table_20_Main_20_Content_20_Right">
      <style:text-properties fo:language="zxx" fo:country="none" style:language-asian="zxx" style:country-asian="none" style:language-complex="zxx" style:country-complex="none"/>
    </style:style>
    <style:style style:name="P51" style:family="paragraph" style:parent-style-name="Table_20_Totals_20_Content">
      <style:text-properties officeooo:paragraph-rsid="016dc474"/>
    </style:style>
    <style:style style:name="P52" style:family="paragraph" style:parent-style-name="Standard">
      <style:text-properties fo:font-size="7pt" style:font-size-asian="6.09999990463257pt" style:font-size-complex="7pt"/>
    </style:style>
    <style:style style:name="P53" style:family="paragraph" style:parent-style-name="Table_20_Contents">
      <style:text-properties officeooo:paragraph-rsid="01111d66"/>
    </style:style>
    <style:style style:name="P54" style:family="paragraph" style:parent-style-name="Table_20_Contents">
      <style:text-properties officeooo:paragraph-rsid="0111f0fe"/>
    </style:style>
    <style:style style:name="P55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56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57" style:family="paragraph" style:parent-style-name="Table_20_Contents">
      <style:text-properties fo:background-color="#ff3333"/>
    </style:style>
    <style:style style:name="P58" style:family="paragraph" style:parent-style-name="Table_20_Contents">
      <style:text-properties fo:font-size="10pt" style:font-size-asian="10pt" style:font-size-complex="10pt"/>
    </style:style>
    <style:style style:name="P59" style:family="paragraph" style:parent-style-name="Table_20_Contents">
      <style:text-properties officeooo:paragraph-rsid="01b1e6b8"/>
    </style:style>
    <style:style style:name="P60" style:family="paragraph" style:parent-style-name="Table_20_Contents">
      <style:text-properties officeooo:rsid="01b21693" officeooo:paragraph-rsid="01b21693" fo:background-color="#ff3333"/>
    </style:style>
    <style:style style:name="P61" style:family="paragraph" style:parent-style-name="Table_20_Contents">
      <style:text-properties officeooo:paragraph-rsid="01b21693"/>
    </style:style>
    <style:style style:name="P62" style:family="paragraph" style:parent-style-name="Standard">
      <style:text-properties officeooo:paragraph-rsid="01250602"/>
    </style:style>
    <style:style style:name="P63" style:family="paragraph" style:parent-style-name="Standard">
      <style:text-properties officeooo:paragraph-rsid="01a24e5d"/>
    </style:style>
    <style:style style:name="P64" style:family="paragraph" style:parent-style-name="Standard">
      <style:text-properties fo:font-size="4pt" officeooo:rsid="01a0c7b4" officeooo:paragraph-rsid="01a24e5d" style:font-size-asian="3.5pt" style:font-size-complex="4pt"/>
    </style:style>
    <style:style style:name="P65" style:family="paragraph" style:parent-style-name="Standard">
      <style:text-properties fo:font-size="8pt" officeooo:rsid="01a0c7b4" officeooo:paragraph-rsid="01a24e5d" style:font-size-asian="8pt" style:font-size-complex="8pt"/>
    </style:style>
    <style:style style:name="P66" style:family="paragraph" style:parent-style-name="Endnote">
      <style:text-properties fo:font-size="8pt" fo:font-style="normal" style:font-size-asian="8pt" style:font-style-asian="normal" style:font-size-complex="8pt" style:font-style-complex="normal"/>
    </style:style>
    <style:style style:name="P67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T1" style:family="text">
      <style:text-properties style:font-name="Arial" fo:font-size="11pt" officeooo:rsid="00d2f3b4" style:font-size-asian="11pt" style:font-size-complex="11pt"/>
    </style:style>
    <style:style style:name="T2" style:family="text">
      <style:text-properties officeooo:rsid="00d936c0"/>
    </style:style>
    <style:style style:name="T3" style:family="text">
      <style:text-properties style:font-name="Arial" fo:font-size="11pt" officeooo:rsid="00ae5173" style:font-size-asian="11pt" style:font-size-complex="11pt"/>
    </style:style>
    <style:style style:name="T4" style:family="text">
      <style:text-properties style:font-name="Arial" fo:font-size="11pt" officeooo:rsid="002763ae" style:font-size-asian="11pt" style:font-size-complex="11pt"/>
    </style:style>
    <style:style style:name="T5" style:family="text">
      <style:text-properties style:font-name="Arial" fo:font-size="11pt" officeooo:rsid="018bd9d5" style:font-size-asian="11pt" style:font-size-complex="11pt"/>
    </style:style>
    <style:style style:name="T6" style:family="text">
      <style:text-properties style:font-name="Arial" officeooo:rsid="018d912e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18d912e"/>
    </style:style>
    <style:style style:name="T10" style:family="text">
      <style:text-properties officeooo:rsid="01067df3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ac2f7f" fo:background-color="transparent" loext:char-shading-value="0"/>
    </style:style>
    <style:style style:name="T13" style:family="text">
      <style:text-properties style:font-name="Arial" fo:font-size="11pt" officeooo:rsid="01081657" style:font-size-asian="11pt" style:font-size-complex="11pt"/>
    </style:style>
    <style:style style:name="T14" style:family="text">
      <style:text-properties officeooo:rsid="0108794f" fo:background-color="transparent" loext:char-shading-value="0"/>
    </style:style>
    <style:style style:name="T15" style:family="text">
      <style:text-properties officeooo:rsid="0029ab44"/>
    </style:style>
    <style:style style:name="T16" style:family="text">
      <style:text-properties officeooo:rsid="0136264c"/>
    </style:style>
    <style:style style:name="T17" style:family="text">
      <style:text-properties officeooo:rsid="0194284b"/>
    </style:style>
    <style:style style:name="T18" style:family="text">
      <style:text-properties officeooo:rsid="01af2f2b"/>
    </style:style>
    <style:style style:name="T19" style:family="text">
      <style:text-properties officeooo:rsid="018f6e4e"/>
    </style:style>
    <style:style style:name="T20" style:family="text">
      <style:text-properties officeooo:rsid="0155f405"/>
    </style:style>
    <style:style style:name="T21" style:family="text">
      <style:text-properties officeooo:rsid="024e03ea"/>
    </style:style>
    <style:style style:name="T22" style:family="text">
      <style:text-properties officeooo:rsid="0141ba70"/>
    </style:style>
    <style:style style:name="T23" style:family="text">
      <style:text-properties officeooo:rsid="0148462c"/>
    </style:style>
    <style:style style:name="T24" style:family="text">
      <style:text-properties officeooo:rsid="024f1ebd"/>
    </style:style>
    <style:style style:name="T25" style:family="text">
      <style:text-properties officeooo:rsid="014acc83"/>
    </style:style>
    <style:style style:name="T26" style:family="text">
      <style:text-properties officeooo:rsid="0192c750"/>
    </style:style>
    <style:style style:name="T27" style:family="text">
      <style:text-properties officeooo:rsid="014a31c8"/>
    </style:style>
    <style:style style:name="T28" style:family="text">
      <style:text-properties officeooo:rsid="016dc474"/>
    </style:style>
    <style:style style:name="T29" style:family="text">
      <style:text-properties officeooo:rsid="01914822"/>
    </style:style>
    <style:style style:name="T30" style:family="text">
      <style:text-properties officeooo:rsid="01929e06"/>
    </style:style>
    <style:style style:name="T31" style:family="text">
      <style:text-properties officeooo:rsid="016f5db6"/>
    </style:style>
    <style:style style:name="T32" style:family="text">
      <style:text-properties style:font-name="Arial" officeooo:rsid="018f6e4e"/>
    </style:style>
    <style:style style:name="T33" style:family="text">
      <style:text-properties style:text-underline-style="solid" style:text-underline-type="double" style:text-underline-width="auto" style:text-underline-color="font-color" officeooo:rsid="01900e9b"/>
    </style:style>
    <style:style style:name="T34" style:family="text">
      <style:text-properties officeooo:rsid="01978599"/>
    </style:style>
    <style:style style:name="T35" style:family="text">
      <style:text-properties officeooo:rsid="01995b7e"/>
    </style:style>
    <style:style style:name="T36" style:family="text">
      <style:text-properties officeooo:rsid="01b1e6b8"/>
    </style:style>
    <style:style style:name="T37" style:family="text">
      <style:text-properties officeooo:rsid="018aba5c"/>
    </style:style>
    <style:style style:name="T38" style:family="text">
      <style:text-properties style:font-name="Arial" officeooo:rsid="0073df77"/>
    </style:style>
    <style:style style:name="T39" style:family="text">
      <style:text-properties officeooo:rsid="01633678"/>
    </style:style>
    <style:style style:name="T40" style:family="text">
      <style:text-properties officeooo:rsid="01b21693"/>
    </style:style>
    <style:style style:name="T41" style:family="text">
      <style:text-properties officeooo:rsid="01a0d33d"/>
    </style:style>
    <style:style style:name="T42" style:family="text">
      <style:text-properties fo:font-size="8pt" officeooo:rsid="01a0c7b4" style:font-size-asian="8pt" style:font-size-complex="8pt"/>
    </style:style>
    <style:style style:name="T43" style:family="text">
      <style:text-properties officeooo:rsid="01274abb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Invoice Number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Invoice Payment Terms" text:name="py3o.o.invoice_payment_term_id.name"/>
        <text:user-field-decl office:value-type="string" office:string-value="Ref" text:name="py3o.o.ref"/>
        <text:user-field-decl office:value-type="string" office:string-value="Incoterms" text:name="py3o.o.invoice_incoterm_id.name"/>
      </text:user-field-decls>
      <text:p text:style-name="P1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2"><text:a xlink:type="simple" xlink:href="py3o://with=%22lang=obj.partner_id.lang%20or%20'en_US'%22" text:style-name="Internet_20_link" text:visited-style-name="Visited_20_Internet_20_Link"><text:span text:style-name="T1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2">with="o=obj.with_context(lang=lang)"</text:span></text:a></text:p>
      <text:p text:style-name="P3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4"><text:a xlink:type="simple" xlink:href="py3o:///if" text:style-name="Internet_20_link" text:visited-style-name="Visited_20_Internet_20_Link"><text:span text:style-name="T4">/if</text:span></text:a></text:p>
      <text:p text:style-name="P4"><text:a xlink:type="simple" xlink:href="py3o://with=%22doc_name=o.move_type=='out_refund'%20and%20(lang=='fr_FR'%20and%20'Avoir'%20or%20'Refund')%20or%20(lang=='fr_FR'%20and%20'Facture'%20or%20'Invoice')%22" text:style-name="Internet_20_link" text:visited-style-name="Visited_20_Internet_20_Link"><text:span text:style-name="T5">with="doc_name=o.move_type=='out_refund' and (lang=='fr_FR' and 'Avoir' or 'Refund') or (lang=='fr_FR' and 'Facture' or 'Invoice')"</text:span></text:a></text:p>
      <text:p text:style-name="P5"><text:a xlink:type="simple" xlink:href="py3o://if=%22o.state%20==%20'cancel'%22" text:style-name="Internet_20_link" text:visited-style-name="Visited_20_Internet_20_Link"><text:span text:style-name="T6">if="o.state == 'cancel'"</text:span></text:a></text:p>
      <text:h text:style-name="Heading_20_1" text:outline-level="1"><text:user-field-get text:name="py3o.doc_name">Document Name</text:user-field-get><text:s/><text:span text:style-name="T7">[</text:span><text:span text:style-name="T8"><text:user-field-get text:name="py3o.o.state">Invoice State</text:user-field-get></text:span><text:span text:style-name="T7">]</text:span> <text:user-field-get text:name="py3o.o.name">Invoice Number</text:user-field-get></text:h>
      <text:p text:style-name="P5"><text:a xlink:type="simple" xlink:href="py3o:///if" text:style-name="Internet_20_link" text:visited-style-name="Visited_20_Internet_20_Link"><text:span text:style-name="T4">/if</text:span></text:a></text:p>
      <text:p text:style-name="P6"><text:a xlink:type="simple" xlink:href="py3o://if=%22o.state%20==%20'draft'%22" text:style-name="Internet_20_link" text:visited-style-name="Visited_20_Internet_20_Link"><text:span text:style-name="T9">if="o.state == 'draft'"</text:span></text:a></text:p>
      <text:p text:style-name="P6"><text:a xlink:type="simple" xlink:href="py3o://if=%22lang=='fr_FR'%22" text:style-name="Internet_20_link" text:visited-style-name="Visited_20_Internet_20_Link"><text:span text:style-name="T10">if="lang=='fr_FR'"</text:span></text:a></text:p>
      <text:h text:style-name="P7" text:outline-level="1"><text:span text:style-name="T11"><text:user-field-get text:name="py3o.doc_name">Document Name</text:user-field-get></text:span><text:span text:style-name="T11"><text:s/></text:span><text:span text:style-name="T12">PRO-FORMA</text:span> <text:user-field-get text:name="py3o.o.name">Invoice Number</text:user-field-get></text:h>
      <text:p text:style-name="P8"><text:a xlink:type="simple" xlink:href="py3o:///if" text:style-name="Internet_20_link" text:visited-style-name="Visited_20_Internet_20_Link"><text:span text:style-name="T4">/if</text:span></text:a></text:p>
      <text:p text:style-name="P9"><text:a xlink:type="simple" xlink:href="py3o://if=%22lang!='fr_FR'%22" text:style-name="Internet_20_link" text:visited-style-name="Visited_20_Internet_20_Link"><text:span text:style-name="T13">if="lang!='fr_FR'"</text:span></text:a></text:p>
      <text:h text:style-name="P10" text:outline-level="1"><text:span text:style-name="T14">PRO-FORMA </text:span><text:span text:style-name="T11"><text:user-field-get text:name="py3o.doc_name">Document Name</text:user-field-get></text:span><text:span text:style-name="T11"><text:s/></text:span><text:span text:style-name="T11"><text:user-field-get text:name="py3o.o.name">Invoice Number</text:user-field-get></text:span></text:h>
      <text:p text:style-name="P6"><text:a xlink:type="simple" xlink:href="py3o:///if" text:style-name="Internet_20_link" text:visited-style-name="Visited_20_Internet_20_Link"><text:span text:style-name="T4">/if</text:span></text:a></text:p>
      <text:p text:style-name="P11"><text:a xlink:type="simple" xlink:href="py3o:///if" text:style-name="Internet_20_link" text:visited-style-name="Visited_20_Internet_20_Link"><text:span text:style-name="T4">/if</text:span></text:a></text:p>
      <text:p text:style-name="P5"><text:a xlink:type="simple" xlink:href="py3o://if=%22o.state%20==%20'posted'%22" text:style-name="Internet_20_link" text:visited-style-name="Visited_20_Internet_20_Link"><text:span text:style-name="T6">if="o.state == 'posted'"</text:span></text:a></text:p>
      <text:h text:style-name="P12" text:outline-level="1"><text:span text:style-name="T15"><text:user-field-get text:name="py3o.doc_name">Document Name</text:user-field-get></text:span><text:span text:style-name="T15"><text:s/></text:span><text:span text:style-name="T15"><text:user-field-get text:name="py3o.o.name">Invoice Number</text:user-field-get></text:span></text:h>
      <text:p text:style-name="P5"><text:a xlink:type="simple" xlink:href="py3o:///if" text:style-name="Internet_20_link" text:visited-style-name="Visited_20_Internet_20_Link"><text:span text:style-name="T4">/if</text:span></text:a></text:p>
      <text:p text:style-name="P1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14"><text:a xlink:type="simple" xlink:href="py3o://if=%22o.partner_shipping_id%22" text:style-name="Internet_20_link" text:visited-style-name="Visited_20_Internet_20_Link"><text:span text:style-name="T16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15"><text:text-input text:description="py3o://function=&quot;lang=='fr_FR' and 'Adresse de livraison' or 'Delivery Address'&quot;">Delivery Address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16"><text:text-input text:description="py3o://function=&quot;format_multiline_value(o.partner_shipping_id._display_full_address())&quot;">[partner_shipping_id]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1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text-input text:description="py3o://function=&quot;format_multiline_value(o.partner_id._display_full_address(details=['company', 'name', 'address']))&quot;">[o.partner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Date de facture' or 'Invoice Date'&quot;">Invoice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invoice_date, lang_code=lang)&quot;">[o.invoice_dat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17"><text:a xlink:type="simple" xlink:href="py3o://if=%22o.invoice_payment_term_id%22" text:style-name="Internet_20_link" text:visited-style-name="Visited_20_Internet_20_Link"><text:span text:style-name="T17">if="o.invoice_payment_term_id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17"><text:text-input text:description="py3o://function=&quot;lang=='fr_FR' and 'Conditions de paiement' or 'Payment Terms'&quot;">Payment Terms</text:text-input></text:p>
                </table:table-cell>
                <table:table-cell table:style-name="Tableau4.B2" office:value-type="string">
                  <text:p text:style-name="Table_20_Contents"><text:user-field-get text:name="py3o.o.invoice_payment_term_id.name">Invoice 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18"><text:a xlink:type="simple" xlink:href="py3o:///if" text:style-name="Internet_20_link" text:visited-style-name="Visited_20_Internet_20_Link">/if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19"><text:text-input text:description="py3o://function=&quot;lang=='fr_FR' and '''Date d'échéance''' or 'Due Date'&quot;">Due Date</text:text-input></text:p>
                </table:table-cell>
                <table:table-cell table:style-name="Tableau4.B5" office:value-type="string">
                  <text:p text:style-name="Table_20_Contents"><text:text-input text:description="py3o://function=&quot;o_format_date(o.invoice_date_due, lang_code=lang)&quot;">[o.invoice_date_du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0"><text:a xlink:type="simple" xlink:href="py3o://if=%22o.ref%22" text:style-name="Internet_20_link" text:visited-style-name="Visited_20_Internet_20_Link"><text:span text:style-name="T18">if="o.ref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1"><text:text-input text:description="py3o://function=&quot;lang=='fr_FR' and 'Votre référence' or 'Your Reference'&quot;">Your Reference</text:text-input></text:p>
                </table:table-cell>
                <table:table-cell table:style-name="Tableau4.B7" office:value-type="string">
                  <text:p text:style-name="Table_20_Contents"><text:user-field-get text:name="py3o.o.ref">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client' or 'Customer Number'&quot;">Customer Number</text:text-input></text:p>
                </table:table-cell>
                <table:table-cell table:style-name="Tableau4.B10" office:value-type="string">
                  <text:p text:style-name="P22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TVA client' or 'Customer VAT Number'&quot;">Customer VAT Number</text:text-input></text:p>
                </table:table-cell>
                <table:table-cell table:style-name="Tableau4.B13" office:value-type="string">
                  <text:p text:style-name="P22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voice_incoterm_id%22" text:style-name="Internet_20_link" text:visited-style-name="Visited_20_Internet_20_Link"><text:span text:style-name="T19">if="o.invoice_incoterm_id"</text:span>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6" office:value-type="string">
                  <text:p text:style-name="Table_20_Contents"><text:user-field-get text:name="py3o.o.invoice_incoterm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</table:table>
            <text:p text:style-name="P23"/>
          </table:table-cell>
          <table:table-cell table:style-name="Tableau3.A1" office:value-type="string">
            <text:p text:style-name="P24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invoice_user_id%22" text:style-name="Internet_20_link" text:visited-style-name="Visited_20_Internet_20_Link"><text:span text:style-name="T19">if="o.invoice_user_id"</text:span>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25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6"><text:text-input text:description="py3o://function=&quot;format_multiline_value(o.invoice_user_id.partner_id._display_full_address(details=['name', 'phone', 'mobile', 'email']))&quot;">[o.invoice_user_id.partner_id]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4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6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27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26"><text:text-input text:description="py3o://function=&quot;lang=='fr_FR' and 'Prix unitaire' or 'Unit Price'&quot;">Unit Price</text:text-input></text:p>
            </table:table-cell>
            <table:table-cell table:style-name="Tableau5.A1" office:value-type="string">
              <text:p text:style-name="P26"><text:text-input text:description="py3o://function=&quot;o.has_discount and (lang=='fr_FR' and 'Rem.' or 'Disc.') or ''&quot;">Disc.</text:text-input></text:p>
            </table:table-cell>
            <table:table-cell table:style-name="Tableau5.G1" office:value-type="string">
              <text:p text:style-name="P27"><text:text-input text:description="py3o://function=&quot;lang=='fr_FR' and 'TVA' or 'VAT'&quot;">VAT</text:text-input></text:p>
            </table:table-cell>
            <table:table-cell table:style-name="Tableau5.G1" office:value-type="string">
              <text:p text:style-name="P26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28"/>
          </table:table-cell>
          <table:table-cell table:style-name="Tableau5.B2" office:value-type="string">
            <text:p text:style-name="P28"><text:a xlink:type="simple" xlink:href="py3o://for=%22l%20in%20o.py3o_lines_layout()%22" text:style-name="Internet_20_link" text:visited-style-name="Visited_20_Internet_20_Link"><text:span text:style-name="T20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"/>
          </table:table-cell>
          <table:table-cell table:style-name="Tableau5.H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P29"/>
          </table:table-cell>
          <table:table-cell table:style-name="Tableau5.B3" office:value-type="string">
            <text:p text:style-name="P29"><text:a xlink:type="simple" xlink:href="py3o://if=%22l.get('line')%20and%20not%20l['line'].display_type%22" text:style-name="Internet_20_link" text:visited-style-name="Visited_20_Internet_20_Link"><text:span text:style-name="T21">if="l.get('line') and not l['line'].display_type"</text:span></text:a></text:p>
          </table:table-cell>
          <table:table-cell table:style-name="Tableau5.C3" office:value-type="string">
            <text:p text:style-name="P30"/>
          </table:table-cell>
          <table:table-cell table:style-name="Tableau5.D3" office:value-type="string">
            <text:p text:style-name="P30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  <table:table-cell table:style-name="Tableau5.G3" office:value-type="string">
            <text:p text:style-name="Table_20_Main_20_Content_20_Right"/>
          </table:table-cell>
          <table:table-cell table:style-name="Tableau5.H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31"><text:text-input text:description="py3o://function=&quot;l['line'].product_id.default_code or ''&quot;">[product.default_code]</text:text-input></text:p>
          </table:table-cell>
          <table:table-cell table:style-name="Tableau5.B4" office:value-type="string">
            <text:p text:style-name="P31"><text:text-input text:description="py3o://function=&quot;format_multiline_value(l['line'].name)&quot;">[invoice line description]</text:text-input></text:p>
          </table:table-cell>
          <table:table-cell table:style-name="Tableau5.C4" office:value-type="string">
            <text:p text:style-name="P30"><text:text-input text:description="py3o://function=&quot;o_format_lang(l['line'].quantity, dp='Product Unit of Measure', lang_code=lang)&quot;">[quantity]</text:text-input></text:p>
          </table:table-cell>
          <table:table-cell table:style-name="Tableau5.D4" office:value-type="string">
            <text:p text:style-name="P32"><text:text-input text:description="py3o://function=&quot;l['line'].product_uom_id.name&quot;">[uom name]</text:text-input></text:p>
          </table:table-cell>
          <table:table-cell table:style-name="Tableau5.E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F4" office:value-type="string">
            <text:p text:style-name="P33"><text:a xlink:type="simple" xlink:href="py3o://if=%22l['line'].discount%22" text:style-name="Internet_20_link" text:visited-style-name="Visited_20_Internet_20_Link"><text:span text:style-name="T22">if="l['line'].discount"</text:span></text:a></text:p>
            <text:p text:style-name="P33"><text:text-input text:description="py3o://function=&quot;o_format_lang(l['line'].discount, dp='Discount', lang_code=lang) + '%25'&quot;">[discount]</text:text-input></text:p>
            <text:p text:style-name="P33"><text:a xlink:type="simple" xlink:href="py3o:///if" text:style-name="Internet_20_link" text:visited-style-name="Visited_20_Internet_20_Link">/if</text:a></text:p>
          </table:table-cell>
          <table:table-cell table:style-name="Tableau5.G4" office:value-type="string">
            <text:p text:style-name="P34"><text:text-input text:description="py3o://function=&quot;l['line'].tax_ids and ', '.join([t.description for t in l['line'].tax_ids]) or ''&quot;">[taxes]</text:text-input></text:p>
          </table:table-cell>
          <table:table-cell table:style-name="Tableau5.H4" office:value-type="string">
            <text:p text:style-name="Table_20_Main_20_Content_20_Right"><text:text-input text:description="py3o://function=&quot;o_format_lang((o.move_type=='out_refund' and -1 or 1)*l['line'].price_subtotal, currency_obj=l['line'].currency_id, lang_code=lang)&quot;">[price_subtotal]</text:text-input></text:p>
          </table:table-cell>
        </table:table-row>
        <table:table-row table:style-name="Tableau5.1">
          <table:table-cell table:style-name="Tableau5.A5" office:value-type="string">
            <text:p text:style-name="P35"/>
          </table:table-cell>
          <table:table-cell table:style-name="Tableau5.B3" office:value-type="string">
            <text:p text:style-name="P35"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Tableau5.C5" office:value-type="string">
            <text:p text:style-name="P30"/>
          </table:table-cell>
          <table:table-cell table:style-name="Tableau5.D5" office:value-type="string">
            <text:p text:style-name="P30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  <table:table-cell table:style-name="Tableau5.G5" office:value-type="string">
            <text:p text:style-name="Table_20_Main_20_Content_20_Right"/>
          </table:table-cell>
          <table:table-cell table:style-name="Tableau5.H5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P36"/>
          </table:table-cell>
          <table:table-cell table:style-name="Tableau5.B3" office:value-type="string">
            <text:p text:style-name="P36"><text:a xlink:type="simple" xlink:href="py3o://if=%22l.get('line')%20and%20l['line'].display_type%20==%20'line_section'%22" text:style-name="Internet_20_link" text:visited-style-name="Visited_20_Internet_20_Link"><text:span text:style-name="T21">if="l.get('line') and l['line'].display_type == 'line_section'"</text:span></text:a></text:p>
          </table:table-cell>
          <table:table-cell table:style-name="Tableau5.C6" office:value-type="string">
            <text:p text:style-name="P30"/>
          </table:table-cell>
          <table:table-cell table:style-name="Tableau5.D6" office:value-type="string">
            <text:p text:style-name="P30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  <table:table-cell table:style-name="Tableau5.G6" office:value-type="string">
            <text:p text:style-name="Table_20_Main_20_Content_20_Right"/>
          </table:table-cell>
          <table:table-cell table:style-name="Tableau5.H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8" office:value-type="string">
            <text:p text:style-name="P37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38"/>
          </table:table-cell>
          <table:table-cell table:style-name="Tableau5.B3" office:value-type="string">
            <text:p text:style-name="P38"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9"/>
          </table:table-cell>
          <table:table-cell table:style-name="Tableau5.F8" office:value-type="string">
            <text:p text:style-name="Table_20_Main_20_Content_20_Right"/>
          </table:table-cell>
          <table:table-cell table:style-name="Tableau5.G8" office:value-type="string">
            <text:p text:style-name="Table_20_Main_20_Content_20_Right"/>
          </table:table-cell>
          <table:table-cell table:style-name="Tableau5.H8" office:value-type="string">
            <text:p text:style-name="Table_20_Main_20_Content_20_Right"/>
          </table:table-cell>
        </table:table-row>
        <table:table-row table:style-name="Tableau5.1">
          <table:table-cell table:style-name="Tableau5.A9" office:value-type="string">
            <text:p text:style-name="P40"/>
          </table:table-cell>
          <table:table-cell table:style-name="Tableau5.B3" office:value-type="string">
            <text:p text:style-name="P40"><text:a xlink:type="simple" xlink:href="py3o://if=%22l.get('line')%20and%20l['line'].display_type%20==%20'line_note'%22" text:style-name="Internet_20_link" text:visited-style-name="Visited_20_Internet_20_Link"><text:span text:style-name="T24">if="l.get('line') and l['line'].display_type == 'line_note'"</text:span></text:a></text:p>
          </table:table-cell>
          <table:table-cell table:style-name="Tableau5.C9" office:value-type="string">
            <text:p text:style-name="P30"/>
          </table:table-cell>
          <table:table-cell table:style-name="Tableau5.D9" office:value-type="string">
            <text:p text:style-name="P30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  <table:table-cell table:style-name="Tableau5.G9" office:value-type="string">
            <text:p text:style-name="Table_20_Main_20_Content_20_Right"/>
          </table:table-cell>
          <table:table-cell table:style-name="Tableau5.H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8" office:value-type="string">
            <text:p text:style-name="P41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42"/>
          </table:table-cell>
          <table:table-cell table:style-name="Tableau5.B3" office:value-type="string">
            <text:p text:style-name="P42"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Tableau5.C11" office:value-type="string">
            <text:p text:style-name="P30"/>
          </table:table-cell>
          <table:table-cell table:style-name="Tableau5.D11" office:value-type="string">
            <text:p text:style-name="P30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  <table:table-cell table:style-name="Tableau5.G11" office:value-type="string">
            <text:p text:style-name="Table_20_Main_20_Content_20_Right"/>
          </table:table-cell>
          <table:table-cell table:style-name="Tableau5.H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P43"/>
          </table:table-cell>
          <table:table-cell table:style-name="Tableau5.B3" office:value-type="string">
            <text:p text:style-name="P43"><text:a xlink:type="simple" xlink:href="py3o://if=%22'subtotal'%20in%20l%22" text:style-name="Internet_20_link" text:visited-style-name="Visited_20_Internet_20_Link"><text:span text:style-name="T25">if="'subtotal' in l"</text:span></text:a></text:p>
          </table:table-cell>
          <table:table-cell table:style-name="Tableau5.C12" office:value-type="string">
            <text:p text:style-name="P30"/>
          </table:table-cell>
          <table:table-cell table:style-name="Tableau5.D12" office:value-type="string">
            <text:p text:style-name="P30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Table_20_Main_20_Content_20_Right"/>
          </table:table-cell>
          <table:table-cell table:style-name="Tableau5.G12" office:value-type="string">
            <text:p text:style-name="Table_20_Main_20_Content_20_Right"/>
          </table:table-cell>
          <table:table-cell table:style-name="Tableau5.H12" office:value-type="string">
            <text:p text:style-name="Table_20_Main_20_Content_20_Right"/>
          </table:table-cell>
        </table:table-row>
        <table:table-row table:style-name="Tableau5.13">
          <table:table-cell table:style-name="Tableau5.A13" table:number-columns-spanned="7" office:value-type="string">
            <text:p text:style-name="P44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H13" office:value-type="string">
            <text:p text:style-name="P45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">
          <table:table-cell table:style-name="Tableau5.A14" office:value-type="string">
            <text:p text:style-name="P35"/>
          </table:table-cell>
          <table:table-cell table:style-name="Tableau5.B3" office:value-type="string">
            <text:p text:style-name="P35"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Tableau5.C14" office:value-type="string">
            <text:p text:style-name="P30"/>
          </table:table-cell>
          <table:table-cell table:style-name="Tableau5.D14" office:value-type="string">
            <text:p text:style-name="P30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  <table:table-cell table:style-name="Tableau5.G14" office:value-type="string">
            <text:p text:style-name="Table_20_Main_20_Content_20_Right"/>
          </table:table-cell>
          <table:table-cell table:style-name="Tableau5.H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  <table:table-cell table:style-name="Tableau5.H15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ext:p text:style-name="P23"/>
          </table:table-cell>
          <table:table-cell office:value-type="string">
            <text:p text:style-name="P2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text-input text:description="py3o://function=&quot;lang=='fr_FR' and 'Total HT' or 'Net total'&quot;">Net total</text:text-input></text:p>
                </table:table-cell>
                <table:table-cell table:style-name="Tableau7.B1" office:value-type="string">
                  <text:p text:style-name="Table_20_Totals_20_Content"><text:text-input text:description="py3o://function=&quot;o_format_lang((o.move_type=='out_refund' and -1 or 1) * o.amount_untaxed, currency_obj=o.currency_id, lang_code=lang)">[o.amount_untaxed]</text:text-input></text:p>
                </table:table-cell>
              </table:table-row>
              <table:table-row>
                <table:table-cell table:style-name="Tableau7.A2" office:value-type="string">
                  <text:p text:style-name="P46"><text:a xlink:type="simple" xlink:href="py3o://for=%22(tax_name,%20tax_amount,%20tax_base,%20tax_formated_amount,%20tax_formated_base,%20line_count,%20group_id)%20in%20o.amount_by_group%22" text:style-name="Internet_20_link" text:visited-style-name="Visited_20_Internet_20_Link"><text:span text:style-name="T26">for="(tax_name, tax_amount, tax_base, tax_formated_amount, tax_formated_base, line_count, group_id) in o.amount_by_group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47"><text:text-input text:description="py3o://function=&quot;tax_name + (lang=='fr_FR' and ' sur ' or ' on ') + tax_formated_base&quot;">[tax_label_with_base]</text:text-input></text:p>
                </table:table-cell>
                <table:table-cell table:style-name="Tableau7.B2" office:value-type="string">
                  <text:p text:style-name="Table_20_Totals_20_Content"><text:text-input text:description="py3o://function=&quot;o_format_lang((o.move_type=='out_refund' and -1 or 1) * tax_amount, currency_obj=o.currency_id, lang_code=lang)&quot;">tax_amount</text:text-input></text:p>
                </table:table-cell>
              </table:table-row>
              <table:table-row>
                <table:table-cell table:style-name="Tableau7.A2" office:value-type="string">
                  <text:p text:style-name="P46"><text:a xlink:type="simple" xlink:href="py3o:///for" text:style-name="Internet_20_link" text:visited-style-name="Visited_20_Internet_20_Link"><text:span text:style-name="T27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text-input text:description="py3o://function=&quot;lang=='fr_FR' and 'Total TTC' or 'Total'&quot;">Tot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(o.move_type=='out_refund' and -1 or 1) * o.amount_total,  currency_obj=o.currency_id, lang_code=lang)">[o.amount_total]</text:text-input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if=%22report_xml.report_name=='account.report_invoice_with_payments'%22" text:style-name="Internet_20_link" text:visited-style-name="Visited_20_Internet_20_Link"><text:span text:style-name="T28">if="report_xml.report_name=='account.report_invoice_with_payments'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P48"><text:a xlink:type="simple" xlink:href="py3o://if=%22o.move_type=='out_invoice'%20and%20o.state%20==%20'posted'%22" text:style-name="Internet_20_link" text:visited-style-name="Visited_20_Internet_20_Link"><text:span text:style-name="T29">if="o.move_type=='out_invoice' and o.state == 'posted'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or=%22pvals%20in%20o.sudo()._get_reconciled_info_JSON_values()%22" text:style-name="Internet_20_link" text:visited-style-name="Visited_20_Internet_20_Link"><text:span text:style-name="T30">for="pvals in o.sudo()._get_reconciled_info_JSON_values()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P49"><text:text-input text:description="py3o://function=&quot;(lang=='fr_FR' and 'Payé le ' or 'Paid on ') + o_format_date(pvals['date'], lang_code=lang)&quot;">Paid on pvals['date']</text:text-input></text:p>
                </table:table-cell>
                <table:table-cell table:style-name="Tableau7.B2" office:value-type="string">
                  <text:p text:style-name="P50"><text:text-input text:description="py3o://function=&quot;o_format_lang(pvals['amount'], currency_obj=o.currency_id, lang_code=lang)&quot;">pvals['amount']</text:text-input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/for" text:style-name="Internet_20_link" text:visited-style-name="Visited_20_Internet_20_Link"><text:span text:style-name="T31">/for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Table_20_Totals_20_Header"><text:text-input text:description="py3o://function=&quot;lang=='fr_FR' and 'Solde à payer' or 'Residual'&quot;">Residu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o.amount_residual, currency_obj=o.currency_id, lang_code=lang)&quot;">[o.amount_residual]</text:text-input></text:p>
                </table:table-cell>
              </table:table-row>
              <table:table-row>
                <table:table-cell table:style-name="Tableau7.A2" office:value-type="string">
                  <text:p text:style-name="P51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P51"/>
                </table:table-cell>
              </table:table-row>
              <table:table-row>
                <table:table-cell table:style-name="Tableau7.A2" office:value-type="string">
                  <text:p text:style-name="P51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</table:table>
            <text:p text:style-name="P23"/>
          </table:table-cell>
        </table:table-row>
      </table:table>
      <text:p text:style-name="P2"><text:a xlink:type="simple" xlink:href="py3o://if=%22o.narration%22" text:style-name="Internet_20_link" text:visited-style-name="Visited_20_Internet_20_Link"><text:span text:style-name="T32">if="o.narration"</text:span></text:a></text:p>
      <text:p text:style-name="P52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o.narration)&quot;">[o.narration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move_type=='out_invoice'%22" text:style-name="Internet_20_link" text:visited-style-name="Visited_20_Internet_20_Link"><text:span text:style-name="T33">if="o.payment_mode_id and o.move_type=='out_invoice'"</text:span></text:a></text:p>
      <text:p text:style-name="P53"><text:a xlink:type="simple" xlink:href="py3o://with=%22bank_label=lang=='fr_FR'%20and%20'Banque%20:'%20or%20'Bank:'%22" text:style-name="Internet_20_link" text:visited-style-name="Visited_20_Internet_20_Link"><text:span text:style-name="T34">with="bank_label=lang=='fr_FR' and 'Banque :' or 'Bank:'"</text:span></text:a></text:p>
      <text:p text:style-name="P54"><text:a xlink:type="simple" xlink:href="py3o://with=%22mandate_number_label=lang=='fr_FR'%20and%20'Relevé%20unique%20de%20mandat'%20or%20'Mandate%20Unique%20Reference'%22" text:style-name="Internet_20_link" text:visited-style-name="Visited_20_Internet_20_Link"><text:span text:style-name="T34">with="mandate_number_label=lang=='fr_FR' and 'Relevé unique de mandat' or 'Mandate Unique Reference'"</text:span></text:a></text:p>
      <text:p text:style-name="P55"/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Header_20_center"><text:a xlink:type="simple" xlink:href="py3o://function=%22lang=='fr_FR'%20and%20'Règlement'%20or%20'Payment'%22" text:style-name="Internet_20_link" text:visited-style-name="Visited_20_Internet_20_Link"><text:span text:style-name="T35">function="lang=='fr_FR' and 'Règlement' or 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6">if="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'Facture%20à%20régler%20par%20virement%20sur%20le%20compte%20suivant :'%20or%20'Invoice%20to%20pay%20by%20wire%20transfer%20to%20the%20following%20bank%20account:'%22" text:style-name="Internet_20_link" text:visited-style-name="Visited_20_Internet_20_Link"><text:span text:style-name="T37">function="lang=='fr_FR' and 'Facture à régler par virement sur le compte suivant :' or 'Invoice to pay by wire transfer to the following bank account:'"</text:span></text:a></text:p>
            <text:p text:style-name="P56"><text:span text:style-name="T38">IBAN : </text:span><text:span text:style-name="T38"><text:user-field-get text:name="py3o.o.payment_mode_id.fixed_journal_id.bank_account_id.acc_number">IBAN</text:user-field-get></text:span><text:span text:style-name="T38"><text:s/>- BIC : </text:span><text:span text:style-name="T38"><text:user-field-get text:name="py3o.o.payment_mode_id.fixed_journal_id.bank_account_id.bank_id.bic">BIC</text:user-field-get></text:span><text:span text:style-name="T38"><text:s/>- </text:span><text:span text:style-name="T38"><text:user-field-get text:name="py3o.bank_label">Bank Label</text:user-field-get></text:span><text:span text:style-name="T38"><text:s/></text:span><text:span text:style-name="T38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.payment_method_id.code%20==%20'sepa_direct_debit'%22" text:style-name="Internet_20_link" text:visited-style-name="Visited_20_Internet_20_Link"><text:span text:style-name="T36">if="o.payment_mode_id.payment_method_id.code == 'sepa_direct_debit'"</text:span>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57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'''Cette%20facture%20sera%20prélevée%20à%20l'échéance%20sur%20le%20compte%20bancaire%20suivant :'''%20or%20'On%20due%20date,%20this%20invoice%20will%20be%20automatically%20deducted%20from%20the%20following%20bank%20account:'%22" text:style-name="Internet_20_link" text:visited-style-name="Visited_20_Internet_20_Link"><text:span text:style-name="T37">function="lang=='fr_FR' and '''Cette facture sera prélevée à l'échéance sur le compte bancaire suivant :''' or 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8"><text:user-field-get text:name="py3o.mandate_number_label">Mandate Number Label</text:user-field-get> : <text:user-field-get text:name="py3o.o.mandate_id.unique_mandate_reference">Direct debit Mandate Ref</text:user-field-get><text:s/>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  <text:p text:style-name="P59"><text:a xlink:type="simple" xlink:href="py3o://if=%22o.payment_mode_id.payment_method_id.code%20==%20'fr_lcr'%22" text:style-name="Internet_20_link" text:visited-style-name="Visited_20_Internet_20_Link"><text:span text:style-name="T36">if="o.payment_mode_id.payment_method_id.code == 'fr_lcr'"</text:span></text:a></text:p>
            <text:p text:style-name="P59"><text:a xlink:type="simple" xlink:href="py3o://if=%22o.commercial_partner_id.bank_ids%20and%20o.commercial_partner_id.bank_ids[0].acc_type=='iban'%22" text:style-name="Internet_20_link" text:visited-style-name="Visited_20_Internet_20_Link"><text:span text:style-name="T39">if="o.commercial_partner_id.bank_ids and o.commercial_partner_id.bank_ids[0].acc_type=='iban'"</text:span></text:a></text:p>
            <text:p text:style-name="P59">IBAN : <text:text-input text:description="py3o://function=&quot;o.commercial_partner_id.bank_ids[0].acc_number&quot;">[o.commercial_partner_id.bank_ids[0].acc_number]</text:text-input></text:p>
            <text:p text:style-name="P59"><text:a xlink:type="simple" xlink:href="py3o:///if" text:style-name="Internet_20_link" text:visited-style-name="Visited_20_Internet_20_Link">/if</text:a></text:p>
            <text:p text:style-name="P59"><text:a xlink:type="simple" xlink:href="py3o://if=%22not%20o.commercial_partner_id.bank_ids%20or%20(o.commercial_partner_id.bank_ids%20and%20o.commercial_partner_id.bank_ids[0].acc_type!='iban')%22" text:style-name="Internet_20_link" text:visited-style-name="Visited_20_Internet_20_Link"><text:span text:style-name="T40">if="not o.commercial_partner_id.bank_ids or (o.commercial_partner_id.bank_ids and o.commercial_partner_id.bank_ids[0].acc_type!='iban')"</text:span></text:a></text:p>
            <text:p text:style-name="P60">Aucun compte bancaire renseigné sur la fiche client (ou le compte renseigné n'est pas de type IBAN)</text:p>
            <text:p text:style-name="P61"><text:a xlink:type="simple" xlink:href="py3o:///if" text:style-name="Internet_20_link" text:visited-style-name="Visited_20_Internet_20_Link">/if</text:a></text:p>
            <text:p text:style-name="P59"><text:a xlink:type="simple" xlink:href="py3o:///if" text:style-name="Internet_20_link" text:visited-style-name="Visited_20_Internet_20_Link">/if</text:a></text:p>
          </table:table-cell>
        </table:table-row>
      </table:table>
      <text:p text:style-name="P62"><text:a xlink:type="simple" xlink:href="py3o:///with" text:style-name="Internet_20_link" text:visited-style-name="Visited_20_Internet_20_Link">/with</text:a></text:p>
      <text:p text:style-name="P62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P63"><text:a xlink:type="simple" xlink:href="py3o://if=%22o.company_id.static_invoice_terms%22" text:style-name="Internet_20_link" text:visited-style-name="Visited_20_Internet_20_Link"><text:span text:style-name="T41">if="o.company_id.static_invoice_terms"</text:span></text:a></text:p>
      <text:p text:style-name="P64"/>
      <text:p text:style-name="P65"><text:text-input text:description="py3o://function=&quot;format_multiline_value(o.company_id.static_invoice_terms)&quot;">[o.company_id.static_invoice_terms]</text:text-input></text:p>
      <text:p text:style-name="P63"><text:a xlink:type="simple" xlink:href="py3o:///if" text:style-name="Internet_20_link" text:visited-style-name="Visited_20_Internet_20_Link"><text:span text:style-name="T42">/if</text:span>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Small_20_new_20_line"/>
      <text:p text:style-name="P66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67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62"><text:a xlink:type="simple" xlink:href="py3o:///with" text:style-name="Internet_20_link" text:visited-style-name="Visited_20_Internet_20_Link">/with</text:a></text:p>
      <text:p text:style-name="P62"><text:a xlink:type="simple" xlink:href="py3o:///for" text:style-name="Internet_20_link" text:visited-style-name="Visited_20_Internet_20_Link"><text:span text:style-name="T43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2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4.159cm" style:rel-column-width="2358*"/>
    </style:style>
    <style:style style:name="Tableau12.B" style:family="table-column">
      <style:table-column-properties style:column-width="15.441cm" style:rel-column-width="8754*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8pt" officeooo:rsid="000d9e36" officeooo:paragraph-rsid="015896f3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objects[0].company_id.partner_id.image_256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12-12T23:20:40.667682566</meta:creation-date>
    <dc:date>2025-05-09T23:22:16.086242600</dc:date>
    <meta:editing-duration>P1DT20H40M1S</meta:editing-duration>
    <meta:editing-cycles>416</meta:editing-cycles>
    <meta:generator>LibreOffice/25.2.2.2$Windows_X86_64 LibreOffice_project/7370d4be9e3cf6031a51beef54ff3bda878e3fac</meta:generator>
    <dc:creator>User One</dc:creator>
    <meta:document-statistic meta:table-count="11" meta:image-count="0" meta:object-count="0" meta:page-count="5" meta:paragraph-count="151" meta:word-count="489" meta:character-count="4087" meta:non-whitespace-character-count="3837"/>
  </office:meta>
</office:document-meta>
</file>